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2.39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7.742cm"/>
    </style:style>
    <style:style style:name="co9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13.07cm"/>
    </style:style>
    <style:style style:name="co11" style:family="table-column">
      <style:table-column-properties fo:break-before="auto" style:column-width="19.2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AB_observations" table:style-name="ta1">
        <table:table-column table:style-name="co1" table:default-cell-style-name="ce7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Ov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nes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j‘ai des animaux qui maigriss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’ai des animaux qui ont une mauvaise la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'ai des animaux qui perdent leur la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'ai des animaux qui ont un mauvais poi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'ai des animaux qui ont de la diarrhé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'ai des animaux qui meur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'ai des animaux qui touss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'ai des animaux qui mouch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'ai des animaux très anémié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'ai des animaux avec le signe de la bouteil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'ai fait un traitement avec un vermifuge et la situation ne s'est pas amélioré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 viens d'acheter un ani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 viens d'acheter un troupea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 rentre mon troupeau en berge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 rentre mon troupeau en bâti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 rentre mon animal au b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'est le début de l'hi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 vais sortir mes animaux à l'herb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 pars en transhum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 veux connaître la situation de mon troupea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 veux connaître la situation de mon anim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 veux connaître la situation d’un ani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 veux mettre en place une rotation de pâtura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 vis plutôt en zone sèch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 vis plutôt en climat méditerrané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s animaux ont accès à des pâturages humid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'ai régulièrement des foies saisis pour grande dou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'ai régulièrement des foies saisis pour petite dou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'ai observé des "grains de riz blancs" dans les crottes de mes anim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 animal se frotte régulièrement l'arrière-train aux arbres ou aux pote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j‘ai des animaux qui maigriss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’ai des animaux qui ont une mauvaise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'ai des animaux qui perdent leur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'ai des animaux qui ont un mauvais po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'ai des animaux qui ont de la diarrhé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'ai des animaux qui meur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'ai des animaux qui touss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'ai des animaux qui mouch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'ai des animaux très anémié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'ai des animaux avec le signe de la bouteil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'ai fait un traitement avec un vermifuge et la situation ne s'est pas amélioré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 viens d'acheter un ani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 viens d'acheter un troupea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 rentre mon troupeau en bergeri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 rentre mon troupeau en bâti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 rentre mon animal au b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'est le début de l'hiv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 vais sortir mes animaux à l'herb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 pars en transhum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 veux connaître la situation de mon troupea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 veux connaître la situation de mon anim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 veux connaître la situation d’un ani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 veux mettre en place une rotation de pâtur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 vis plutôt en zone sèch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 vis plutôt en climat méditerrané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s animaux ont accès à des pâturages humid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'ai régulièrement des foies saisis pour grande dou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'ai régulièrement des foies saisis pour petite dou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'ai observé des "grains de riz blancs" dans les crottes de mes anim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 animal se frotte régulièrement l'arrière-train aux arbres ou aux pote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j‘ai des animaux qui maigriss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’ai des animaux qui ont une mauvaise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'ai des animaux qui perdent leur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'ai des animaux qui ont un mauvais poi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'ai des animaux qui ont de la diarrhé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'ai des animaux qui meur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'ai des animaux qui touss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'ai des animaux qui mouch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'ai des animaux très anémié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'ai des animaux avec le signe de la boutei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'ai fait un traitement avec un vermifuge et la situation ne s'est pas amélioré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 viens d'acheter un anim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 viens d'acheter un troupea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 rentre mon troupeau en bergeri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 rentre mon troupeau en bâtim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 rentre mon animal au b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'est le début de l'hiv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 vais sortir mes animaux à l'herb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 pars en transhumanc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 veux connaître la situation de mon troupea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 veux connaître la situation de mon anim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 veux connaître la situation d’un anim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 veux mettre en place une rotation de pâtur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 vis plutôt en zone sèch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 vis plutôt en climat méditerrané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s animaux ont accès à des pâturages humid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'ai régulièrement des foies saisis pour grande dou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'ai régulièrement des foies saisis pour petit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'ai observé des "grains de riz blancs" dans les crottes de mes anim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 animal se frotte régulièrement l'arrière-train aux arbres ou aux pote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j‘ai des animaux qui maigrissen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’ai des animaux qui ont une mauvaise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'ai des animaux qui perdent leur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'ai des animaux qui ont un mauvais poi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'ai des animaux qui ont de la diarrhé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'ai des animaux qui meuren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'ai des animaux qui toussen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'ai des animaux qui mouch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'ai des animaux très anémié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'ai des animaux avec le signe de la boutei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'ai fait un traitement avec un vermifuge et la situation ne s'est pas amélioré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 viens d'acheter un anim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 viens d'acheter un troupea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 rentre mon troupeau en bergeri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 rentre mon troupeau en bâti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 rentre mon animal au b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'est le début de l'hiv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 vais sortir mes animaux à l'herb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 pars en transhum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 veux connaître la situation de mon troupea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 veux connaître la situation de mon anim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 veux connaître la situation d’un anim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 veux mettre en place une rotation de pâtura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 vis plutôt en zone sè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 vis plutôt en climat méditerrané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s animaux ont accès à des pâturages humid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'ai régulièrement des foies saisis pour grand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'ai régulièrement des foies saisis pour petit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'ai observé des "grains de riz blancs" dans les crottes de mes anim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 animal se frotte régulièrement l'arrière-train aux arbres ou aux pote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j‘ai des animaux qui maigrisse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’ai des animaux qui ont une mauvaise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'ai des animaux qui perdent leur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'ai des animaux qui ont un mauvais poi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'ai des animaux qui ont de la diarrhé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'ai des animaux qui meur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'ai des animaux qui touss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'ai des animaux qui mouch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'ai des animaux très anémié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'ai des animaux avec le signe de la boutei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'ai fait un traitement avec un vermifuge et la situation ne s'est pas amélioré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 viens d'acheter un anim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 viens d'acheter un troupea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 rentre mon troupeau en bergeri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 rentre mon troupeau en bâti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 rentre mon animal au b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'est le début de l'hiv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 vais sortir mes animaux à l'herb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 pars en transhum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 veux connaître la situation de mon troupea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 veux connaître la situation de mon anim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 veux connaître la situation d’un anim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 veux mettre en place une rotation de pâtura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 vis plutôt en zone sè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 vis plutôt en climat méditerrané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s animaux ont accès à des pâturages humid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'ai régulièrement des foies saisis pour grand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'ai régulièrement des foies saisis pour petit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'ai observé des "grains de riz blancs" dans les crottes de mes anim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 animal se frotte régulièrement l'arrière-train aux arbres ou aux poteau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j‘ai des animaux qui maigrisse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’ai des animaux qui ont une mauvaise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'ai des animaux qui perdent leur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'ai des animaux qui ont un mauvais poi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'ai des animaux qui ont de la diarrhé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'ai des animaux qui meur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'ai des animaux qui touss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'ai des animaux qui mouch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'ai des animaux très anémié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'ai des animaux avec le signe de la boutei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'ai fait un traitement avec un vermifuge et la situation ne s'est pas amélioré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 viens d'acheter un anim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 viens d'acheter un troupea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 rentre mon troupeau en bergeri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 rentre mon troupeau en bâti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 rentre mon animal au b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'est le début de l'hiv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 vais sortir mes animaux à l'herb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 pars en transhum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 veux connaître la situation de mon troupea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 veux connaître la situation de mon anim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 veux connaître la situation d’un anim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 veux mettre en place une rotation de pâtur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 vis plutôt en zone sè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 vis plutôt en climat méditerrané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s animaux ont accès à des pâturages humid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'ai régulièrement des foies saisis pour grand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'ai régulièrement des foies saisis pour petit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'ai observé des "grains de riz blancs" dans les crottes de mes anim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 animal se frotte régulièrement l'arrière-train aux arbres ou aux poteau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</table:table>
      <table:table table:name="Feuille2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ce7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],</text:p>
          </table:table-cell>
          <table:table-cell table:formula="of:=COM.MICROSOFT.CONCAT([.A1:.E1])" office:value-type="string" office:string-value="[ « espece_id » =&gt; 2, « observation_id » =&gt; 1]," calcext:value-type="string">
            <text:p>[ « espece_id » =&gt; 2, « observation_id » =&gt; 1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,</text:p>
          </table:table-cell>
          <table:table-cell table:formula="of:=COM.MICROSOFT.CONCAT([.A2:.E2])" office:value-type="string" office:string-value="[ « espece_id » =&gt; 2, « observation_id » =&gt; 2]," calcext:value-type="string">
            <text:p>[ « espece_id » =&gt; 2, « observation_id » =&gt; 2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,</text:p>
          </table:table-cell>
          <table:table-cell table:formula="of:=COM.MICROSOFT.CONCAT([.A3:.E3])" office:value-type="string" office:string-value="[ « espece_id » =&gt; 2, « observation_id » =&gt; 3]," calcext:value-type="string">
            <text:p>[ « espece_id » =&gt; 2, « observation_id » =&gt; 3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,</text:p>
          </table:table-cell>
          <table:table-cell table:formula="of:=COM.MICROSOFT.CONCAT([.A4:.E4])" office:value-type="string" office:string-value="[ « espece_id » =&gt; 2, « observation_id » =&gt; 5]," calcext:value-type="string">
            <text:p>[ « espece_id » =&gt; 2, « observation_id » =&gt; 5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,</text:p>
          </table:table-cell>
          <table:table-cell table:formula="of:=COM.MICROSOFT.CONCAT([.A5:.E5])" office:value-type="string" office:string-value="[ « espece_id » =&gt; 2, « observation_id » =&gt; 6]," calcext:value-type="string">
            <text:p>[ « espece_id » =&gt; 2, « observation_id » =&gt; 6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,</text:p>
          </table:table-cell>
          <table:table-cell table:formula="of:=COM.MICROSOFT.CONCAT([.A6:.E6])" office:value-type="string" office:string-value="[ « espece_id » =&gt; 2, « observation_id » =&gt; 7]," calcext:value-type="string">
            <text:p>[ « espece_id » =&gt; 2, « observation_id » =&gt; 7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,</text:p>
          </table:table-cell>
          <table:table-cell table:formula="of:=COM.MICROSOFT.CONCAT([.A7:.E7])" office:value-type="string" office:string-value="[ « espece_id » =&gt; 2, « observation_id » =&gt; 8]," calcext:value-type="string">
            <text:p>[ « espece_id » =&gt; 2, « observation_id » =&gt; 8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],</text:p>
          </table:table-cell>
          <table:table-cell table:formula="of:=COM.MICROSOFT.CONCAT([.A8:.E8])" office:value-type="string" office:string-value="[ « espece_id » =&gt; 2, « observation_id » =&gt; 9]," calcext:value-type="string">
            <text:p>[ « espece_id » =&gt; 2, « observation_id » =&gt; 9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],</text:p>
          </table:table-cell>
          <table:table-cell table:formula="of:=COM.MICROSOFT.CONCAT([.A9:.E9])" office:value-type="string" office:string-value="[ « espece_id » =&gt; 2, « observation_id » =&gt; 10]," calcext:value-type="string">
            <text:p>[ « espece_id » =&gt; 2, « observation_id » =&gt; 10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],</text:p>
          </table:table-cell>
          <table:table-cell table:formula="of:=COM.MICROSOFT.CONCAT([.A10:.E10])" office:value-type="string" office:string-value="[ « espece_id » =&gt; 2, « observation_id » =&gt; 11]," calcext:value-type="string">
            <text:p>[ « espece_id » =&gt; 2, « observation_id » =&gt; 11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,</text:p>
          </table:table-cell>
          <table:table-cell table:formula="of:=COM.MICROSOFT.CONCAT([.A11:.E11])" office:value-type="string" office:string-value="[ « espece_id » =&gt; 2, « observation_id » =&gt; 12]," calcext:value-type="string">
            <text:p>[ « espece_id » =&gt; 2, « observation_id » =&gt; 12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],</text:p>
          </table:table-cell>
          <table:table-cell table:formula="of:=COM.MICROSOFT.CONCAT([.A12:.E12])" office:value-type="string" office:string-value="[ « espece_id » =&gt; 2, « observation_id » =&gt; 13]," calcext:value-type="string">
            <text:p>[ « espece_id » =&gt; 2, « observation_id » =&gt; 13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],</text:p>
          </table:table-cell>
          <table:table-cell table:formula="of:=COM.MICROSOFT.CONCAT([.A13:.E13])" office:value-type="string" office:string-value="[ « espece_id » =&gt; 2, « observation_id » =&gt; 14]," calcext:value-type="string">
            <text:p>[ « espece_id » =&gt; 2, « observation_id » =&gt; 14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],</text:p>
          </table:table-cell>
          <table:table-cell table:formula="of:=COM.MICROSOFT.CONCAT([.A14:.E14])" office:value-type="string" office:string-value="[ « espece_id » =&gt; 2, « observation_id » =&gt; 17]," calcext:value-type="string">
            <text:p>[ « espece_id » =&gt; 2, « observation_id » =&gt; 17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],</text:p>
          </table:table-cell>
          <table:table-cell table:formula="of:=COM.MICROSOFT.CONCAT([.A15:.E15])" office:value-type="string" office:string-value="[ « espece_id » =&gt; 2, « observation_id » =&gt; 18]," calcext:value-type="string">
            <text:p>[ « espece_id » =&gt; 2, « observation_id » =&gt; 18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],</text:p>
          </table:table-cell>
          <table:table-cell table:formula="of:=COM.MICROSOFT.CONCAT([.A16:.E16])" office:value-type="string" office:string-value="[ « espece_id » =&gt; 2, « observation_id » =&gt; 19]," calcext:value-type="string">
            <text:p>[ « espece_id » =&gt; 2, « observation_id » =&gt; 19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],</text:p>
          </table:table-cell>
          <table:table-cell table:formula="of:=COM.MICROSOFT.CONCAT([.A17:.E17])" office:value-type="string" office:string-value="[ « espece_id » =&gt; 2, « observation_id » =&gt; 20 ]," calcext:value-type="string">
            <text:p>[ « espece_id » =&gt; 2, « observation_id » =&gt; 2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],</text:p>
          </table:table-cell>
          <table:table-cell table:formula="of:=COM.MICROSOFT.CONCAT([.A18:.E18])" office:value-type="string" office:string-value="[ « espece_id » =&gt; 2, « observation_id » =&gt; 22 ]," calcext:value-type="string">
            <text:p>[ « espece_id » =&gt; 2, « observation_id » =&gt; 2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],</text:p>
          </table:table-cell>
          <table:table-cell table:formula="of:=COM.MICROSOFT.CONCAT([.A19:.E19])" office:value-type="string" office:string-value="[ « espece_id » =&gt; 2, « observation_id » =&gt; 23 ]," calcext:value-type="string">
            <text:p>[ « espece_id » =&gt; 2, « observation_id » =&gt; 2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],</text:p>
          </table:table-cell>
          <table:table-cell table:formula="of:=COM.MICROSOFT.CONCAT([.A20:.E20])" office:value-type="string" office:string-value="[ « espece_id » =&gt; 2, « observation_id » =&gt; 24 ]," calcext:value-type="string">
            <text:p>[ « espece_id » =&gt; 2, « observation_id » =&gt; 2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],</text:p>
          </table:table-cell>
          <table:table-cell table:formula="of:=COM.MICROSOFT.CONCAT([.A21:.E21])" office:value-type="string" office:string-value="[ « espece_id » =&gt; 2, « observation_id » =&gt; 25 ]," calcext:value-type="string">
            <text:p>[ « espece_id » =&gt; 2, « observation_id » =&gt; 2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],</text:p>
          </table:table-cell>
          <table:table-cell table:formula="of:=COM.MICROSOFT.CONCAT([.A22:.E22])" office:value-type="string" office:string-value="[ « espece_id » =&gt; 2, « observation_id » =&gt; 26 ]," calcext:value-type="string">
            <text:p>[ « espece_id » =&gt; 2, « observation_id » =&gt; 26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],</text:p>
          </table:table-cell>
          <table:table-cell table:formula="of:=COM.MICROSOFT.CONCAT([.A23:.E23])" office:value-type="string" office:string-value="[ « espece_id » =&gt; 2, « observation_id » =&gt; 27 ]," calcext:value-type="string">
            <text:p>[ « espece_id » =&gt; 2, « observation_id » =&gt; 2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],</text:p>
          </table:table-cell>
          <table:table-cell table:formula="of:=COM.MICROSOFT.CONCAT([.A24:.E24])" office:value-type="string" office:string-value="[ « espece_id » =&gt; 2, « observation_id » =&gt; 28 ]," calcext:value-type="string">
            <text:p>[ « espece_id » =&gt; 2, « observation_id » =&gt; 28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],</text:p>
          </table:table-cell>
          <table:table-cell table:formula="of:=COM.MICROSOFT.CONCAT([.A25:.E25])" office:value-type="string" office:string-value="[ « espece_id » =&gt; 2, « observation_id » =&gt; 29 ]," calcext:value-type="string">
            <text:p>[ « espece_id » =&gt; 2, « observation_id » =&gt; 29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/>],</text:p>
          </table:table-cell>
          <table:table-cell table:formula="of:=COM.MICROSOFT.CONCAT([.A26:.E26])" office:value-type="string" office:string-value="[ « espece_id » =&gt; 3, « observation_id » =&gt; 1 ]," calcext:value-type="string">
            <text:p>[ « espece_id » =&gt; 3, « observation_id » =&gt; 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,</text:p>
          </table:table-cell>
          <table:table-cell table:formula="of:=COM.MICROSOFT.CONCAT([.A27:.E27])" office:value-type="string" office:string-value="[ « espece_id » =&gt; 3, « observation_id » =&gt; 4 ]," calcext:value-type="string">
            <text:p>[ « espece_id » =&gt; 3, « observation_id » =&gt; 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],</text:p>
          </table:table-cell>
          <table:table-cell table:formula="of:=COM.MICROSOFT.CONCAT([.A28:.E28])" office:value-type="string" office:string-value="[ « espece_id » =&gt; 3, « observation_id » =&gt; 5 ]," calcext:value-type="string">
            <text:p>[ « espece_id » =&gt; 3, « observation_id » =&gt; 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],</text:p>
          </table:table-cell>
          <table:table-cell table:formula="of:=COM.MICROSOFT.CONCAT([.A29:.E29])" office:value-type="string" office:string-value="[ « espece_id » =&gt; 3, « observation_id » =&gt; 6 ]," calcext:value-type="string">
            <text:p>[ « espece_id » =&gt; 3, « observation_id » =&gt; 6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],</text:p>
          </table:table-cell>
          <table:table-cell table:formula="of:=COM.MICROSOFT.CONCAT([.A30:.E30])" office:value-type="string" office:string-value="[ « espece_id » =&gt; 3, « observation_id » =&gt; 7 ]," calcext:value-type="string">
            <text:p>[ « espece_id » =&gt; 3, « observation_id » =&gt; 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],</text:p>
          </table:table-cell>
          <table:table-cell table:formula="of:=COM.MICROSOFT.CONCAT([.A31:.E31])" office:value-type="string" office:string-value="[ « espece_id » =&gt; 3, « observation_id » =&gt; 8 ]," calcext:value-type="string">
            <text:p>[ « espece_id » =&gt; 3, « observation_id » =&gt; 8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],</text:p>
          </table:table-cell>
          <table:table-cell table:formula="of:=COM.MICROSOFT.CONCAT([.A32:.E32])" office:value-type="string" office:string-value="[ « espece_id » =&gt; 3, « observation_id » =&gt; 9 ]," calcext:value-type="string">
            <text:p>[ « espece_id » =&gt; 3, « observation_id » =&gt; 9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],</text:p>
          </table:table-cell>
          <table:table-cell table:formula="of:=COM.MICROSOFT.CONCAT([.A33:.E33])" office:value-type="string" office:string-value="[ « espece_id » =&gt; 3, « observation_id » =&gt; 10 ]," calcext:value-type="string">
            <text:p>[ « espece_id » =&gt; 3, « observation_id » =&gt; 1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],</text:p>
          </table:table-cell>
          <table:table-cell table:formula="of:=COM.MICROSOFT.CONCAT([.A34:.E34])" office:value-type="string" office:string-value="[ « espece_id » =&gt; 3, « observation_id » =&gt; 11 ]," calcext:value-type="string">
            <text:p>[ « espece_id » =&gt; 3, « observation_id » =&gt; 1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],</text:p>
          </table:table-cell>
          <table:table-cell table:formula="of:=COM.MICROSOFT.CONCAT([.A35:.E35])" office:value-type="string" office:string-value="[ « espece_id » =&gt; 3, « observation_id » =&gt; 12 ]," calcext:value-type="string">
            <text:p>[ « espece_id » =&gt; 3, « observation_id » =&gt; 1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],</text:p>
          </table:table-cell>
          <table:table-cell table:formula="of:=COM.MICROSOFT.CONCAT([.A36:.E36])" office:value-type="string" office:string-value="[ « espece_id » =&gt; 3, « observation_id » =&gt; 13 ]," calcext:value-type="string">
            <text:p>[ « espece_id » =&gt; 3, « observation_id » =&gt; 1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],</text:p>
          </table:table-cell>
          <table:table-cell table:formula="of:=COM.MICROSOFT.CONCAT([.A37:.E37])" office:value-type="string" office:string-value="[ « espece_id » =&gt; 3, « observation_id » =&gt; 15 ]," calcext:value-type="string">
            <text:p>[ « espece_id » =&gt; 3, « observation_id » =&gt; 1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],</text:p>
          </table:table-cell>
          <table:table-cell table:formula="of:=COM.MICROSOFT.CONCAT([.A38:.E38])" office:value-type="string" office:string-value="[ « espece_id » =&gt; 3, « observation_id » =&gt; 17 ]," calcext:value-type="string">
            <text:p>[ « espece_id » =&gt; 3, « observation_id » =&gt; 1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],</text:p>
          </table:table-cell>
          <table:table-cell table:formula="of:=COM.MICROSOFT.CONCAT([.A39:.E39])" office:value-type="string" office:string-value="[ « espece_id » =&gt; 3, « observation_id » =&gt; 18 ]," calcext:value-type="string">
            <text:p>[ « espece_id » =&gt; 3, « observation_id » =&gt; 18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],</text:p>
          </table:table-cell>
          <table:table-cell table:formula="of:=COM.MICROSOFT.CONCAT([.A40:.E40])" office:value-type="string" office:string-value="[ « espece_id » =&gt; 3, « observation_id » =&gt; 19 ]," calcext:value-type="string">
            <text:p>[ « espece_id » =&gt; 3, « observation_id » =&gt; 19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],</text:p>
          </table:table-cell>
          <table:table-cell table:formula="of:=COM.MICROSOFT.CONCAT([.A41:.E41])" office:value-type="string" office:string-value="[ « espece_id » =&gt; 3, « observation_id » =&gt; 20 ]," calcext:value-type="string">
            <text:p>[ « espece_id » =&gt; 3, « observation_id » =&gt; 2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],</text:p>
          </table:table-cell>
          <table:table-cell table:formula="of:=COM.MICROSOFT.CONCAT([.A42:.E42])" office:value-type="string" office:string-value="[ « espece_id » =&gt; 3, « observation_id » =&gt; 22 ]," calcext:value-type="string">
            <text:p>[ « espece_id » =&gt; 3, « observation_id » =&gt; 2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],</text:p>
          </table:table-cell>
          <table:table-cell table:formula="of:=COM.MICROSOFT.CONCAT([.A43:.E43])" office:value-type="string" office:string-value="[ « espece_id » =&gt; 3, « observation_id » =&gt; 23 ]," calcext:value-type="string">
            <text:p>[ « espece_id » =&gt; 3, « observation_id » =&gt; 2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],</text:p>
          </table:table-cell>
          <table:table-cell table:formula="of:=COM.MICROSOFT.CONCAT([.A44:.E44])" office:value-type="string" office:string-value="[ « espece_id » =&gt; 3, « observation_id » =&gt; 24 ]," calcext:value-type="string">
            <text:p>[ « espece_id » =&gt; 3, « observation_id » =&gt; 2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],</text:p>
          </table:table-cell>
          <table:table-cell table:formula="of:=COM.MICROSOFT.CONCAT([.A45:.E45])" office:value-type="string" office:string-value="[ « espece_id » =&gt; 3, « observation_id » =&gt; 25 ]," calcext:value-type="string">
            <text:p>[ « espece_id » =&gt; 3, « observation_id » =&gt; 2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],</text:p>
          </table:table-cell>
          <table:table-cell table:formula="of:=COM.MICROSOFT.CONCAT([.A46:.E46])" office:value-type="string" office:string-value="[ « espece_id » =&gt; 3, « observation_id » =&gt; 26 ]," calcext:value-type="string">
            <text:p>[ « espece_id » =&gt; 3, « observation_id » =&gt; 26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],</text:p>
          </table:table-cell>
          <table:table-cell table:formula="of:=COM.MICROSOFT.CONCAT([.A47:.E47])" office:value-type="string" office:string-value="[ « espece_id » =&gt; 3, « observation_id » =&gt; 27 ]," calcext:value-type="string">
            <text:p>[ « espece_id » =&gt; 3, « observation_id » =&gt; 2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],</text:p>
          </table:table-cell>
          <table:table-cell table:formula="of:=COM.MICROSOFT.CONCAT([.A48:.E48])" office:value-type="string" office:string-value="[ « espece_id » =&gt; 3, « observation_id » =&gt; 28 ]," calcext:value-type="string">
            <text:p>[ « espece_id » =&gt; 3, « observation_id » =&gt; 28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/>],</text:p>
          </table:table-cell>
          <table:table-cell table:formula="of:=COM.MICROSOFT.CONCAT([.A49:.E49])" office:value-type="string" office:string-value="[ « espece_id » =&gt; 5, « observation_id » =&gt; 1 ]," calcext:value-type="string">
            <text:p>[ « espece_id » =&gt; 5, « observation_id » =&gt; 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,</text:p>
          </table:table-cell>
          <table:table-cell table:formula="of:=COM.MICROSOFT.CONCAT([.A50:.E50])" office:value-type="string" office:string-value="[ « espece_id » =&gt; 5, « observation_id » =&gt; 4 ]," calcext:value-type="string">
            <text:p>[ « espece_id » =&gt; 5, « observation_id » =&gt; 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],</text:p>
          </table:table-cell>
          <table:table-cell table:formula="of:=COM.MICROSOFT.CONCAT([.A51:.E51])" office:value-type="string" office:string-value="[ « espece_id » =&gt; 5, « observation_id » =&gt; 5 ]," calcext:value-type="string">
            <text:p>[ « espece_id » =&gt; 5, « observation_id » =&gt; 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],</text:p>
          </table:table-cell>
          <table:table-cell table:formula="of:=COM.MICROSOFT.CONCAT([.A52:.E52])" office:value-type="string" office:string-value="[ « espece_id » =&gt; 5, « observation_id » =&gt; 6 ]," calcext:value-type="string">
            <text:p>[ « espece_id » =&gt; 5, « observation_id » =&gt; 6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],</text:p>
          </table:table-cell>
          <table:table-cell table:formula="of:=COM.MICROSOFT.CONCAT([.A53:.E53])" office:value-type="string" office:string-value="[ « espece_id » =&gt; 5, « observation_id » =&gt; 7 ]," calcext:value-type="string">
            <text:p>[ « espece_id » =&gt; 5, « observation_id » =&gt; 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],</text:p>
          </table:table-cell>
          <table:table-cell table:formula="of:=COM.MICROSOFT.CONCAT([.A54:.E54])" office:value-type="string" office:string-value="[ « espece_id » =&gt; 5, « observation_id » =&gt; 8 ]," calcext:value-type="string">
            <text:p>[ « espece_id » =&gt; 5, « observation_id » =&gt; 8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],</text:p>
          </table:table-cell>
          <table:table-cell table:formula="of:=COM.MICROSOFT.CONCAT([.A55:.E55])" office:value-type="string" office:string-value="[ « espece_id » =&gt; 5, « observation_id » =&gt; 9 ]," calcext:value-type="string">
            <text:p>[ « espece_id » =&gt; 5, « observation_id » =&gt; 9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],</text:p>
          </table:table-cell>
          <table:table-cell table:formula="of:=COM.MICROSOFT.CONCAT([.A56:.E56])" office:value-type="string" office:string-value="[ « espece_id » =&gt; 5, « observation_id » =&gt; 10 ]," calcext:value-type="string">
            <text:p>[ « espece_id » =&gt; 5, « observation_id » =&gt; 1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],</text:p>
          </table:table-cell>
          <table:table-cell table:formula="of:=COM.MICROSOFT.CONCAT([.A57:.E57])" office:value-type="string" office:string-value="[ « espece_id » =&gt; 5, « observation_id » =&gt; 11 ]," calcext:value-type="string">
            <text:p>[ « espece_id » =&gt; 5, « observation_id » =&gt; 1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],</text:p>
          </table:table-cell>
          <table:table-cell table:formula="of:=COM.MICROSOFT.CONCAT([.A58:.E58])" office:value-type="string" office:string-value="[ « espece_id » =&gt; 5, « observation_id » =&gt; 12 ]," calcext:value-type="string">
            <text:p>[ « espece_id » =&gt; 5, « observation_id » =&gt; 1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],</text:p>
          </table:table-cell>
          <table:table-cell table:formula="of:=COM.MICROSOFT.CONCAT([.A59:.E59])" office:value-type="string" office:string-value="[ « espece_id » =&gt; 5, « observation_id » =&gt; 13 ]," calcext:value-type="string">
            <text:p>[ « espece_id » =&gt; 5, « observation_id » =&gt; 1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],</text:p>
          </table:table-cell>
          <table:table-cell table:formula="of:=COM.MICROSOFT.CONCAT([.A60:.E60])" office:value-type="string" office:string-value="[ « espece_id » =&gt; 5, « observation_id » =&gt; 15 ]," calcext:value-type="string">
            <text:p>[ « espece_id » =&gt; 5, « observation_id » =&gt; 1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],</text:p>
          </table:table-cell>
          <table:table-cell table:formula="of:=COM.MICROSOFT.CONCAT([.A61:.E61])" office:value-type="string" office:string-value="[ « espece_id » =&gt; 5, « observation_id » =&gt; 17 ]," calcext:value-type="string">
            <text:p>[ « espece_id » =&gt; 5, « observation_id » =&gt; 1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],</text:p>
          </table:table-cell>
          <table:table-cell table:formula="of:=COM.MICROSOFT.CONCAT([.A62:.E62])" office:value-type="string" office:string-value="[ « espece_id » =&gt; 5, « observation_id » =&gt; 18 ]," calcext:value-type="string">
            <text:p>[ « espece_id » =&gt; 5, « observation_id » =&gt; 18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],</text:p>
          </table:table-cell>
          <table:table-cell table:formula="of:=COM.MICROSOFT.CONCAT([.A63:.E63])" office:value-type="string" office:string-value="[ « espece_id » =&gt; 5, « observation_id » =&gt; 19 ]," calcext:value-type="string">
            <text:p>[ « espece_id » =&gt; 5, « observation_id » =&gt; 19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],</text:p>
          </table:table-cell>
          <table:table-cell table:formula="of:=COM.MICROSOFT.CONCAT([.A64:.E64])" office:value-type="string" office:string-value="[ « espece_id » =&gt; 5, « observation_id » =&gt; 20 ]," calcext:value-type="string">
            <text:p>[ « espece_id » =&gt; 5, « observation_id » =&gt; 2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],</text:p>
          </table:table-cell>
          <table:table-cell table:formula="of:=COM.MICROSOFT.CONCAT([.A65:.E65])" office:value-type="string" office:string-value="[ « espece_id » =&gt; 5, « observation_id » =&gt; 22 ]," calcext:value-type="string">
            <text:p>[ « espece_id » =&gt; 5, « observation_id » =&gt; 2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],</text:p>
          </table:table-cell>
          <table:table-cell table:formula="of:=COM.MICROSOFT.CONCAT([.A66:.E66])" office:value-type="string" office:string-value="[ « espece_id » =&gt; 5, « observation_id » =&gt; 23 ]," calcext:value-type="string">
            <text:p>[ « espece_id » =&gt; 5, « observation_id » =&gt; 2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],</text:p>
          </table:table-cell>
          <table:table-cell table:formula="of:=COM.MICROSOFT.CONCAT([.A67:.E67])" office:value-type="string" office:string-value="[ « espece_id » =&gt; 5, « observation_id » =&gt; 24 ]," calcext:value-type="string">
            <text:p>[ « espece_id » =&gt; 5, « observation_id » =&gt; 2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],</text:p>
          </table:table-cell>
          <table:table-cell table:formula="of:=COM.MICROSOFT.CONCAT([.A68:.E68])" office:value-type="string" office:string-value="[ « espece_id » =&gt; 5, « observation_id » =&gt; 25 ]," calcext:value-type="string">
            <text:p>[ « espece_id » =&gt; 5, « observation_id » =&gt; 2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],</text:p>
          </table:table-cell>
          <table:table-cell table:formula="of:=COM.MICROSOFT.CONCAT([.A69:.E69])" office:value-type="string" office:string-value="[ « espece_id » =&gt; 5, « observation_id » =&gt; 26 ]," calcext:value-type="string">
            <text:p>[ « espece_id » =&gt; 5, « observation_id » =&gt; 26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],</text:p>
          </table:table-cell>
          <table:table-cell table:formula="of:=COM.MICROSOFT.CONCAT([.A70:.E70])" office:value-type="string" office:string-value="[ « espece_id » =&gt; 5, « observation_id » =&gt; 27 ]," calcext:value-type="string">
            <text:p>[ « espece_id » =&gt; 5, « observation_id » =&gt; 2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/>],</text:p>
          </table:table-cell>
          <table:table-cell table:formula="of:=COM.MICROSOFT.CONCAT([.A71:.E71])" office:value-type="string" office:string-value="[ « espece_id » =&gt; 6, « observation_id » =&gt; 1 ]," calcext:value-type="string">
            <text:p>[ « espece_id » =&gt; 6, « observation_id » =&gt; 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],</text:p>
          </table:table-cell>
          <table:table-cell table:formula="of:=COM.MICROSOFT.CONCAT([.A72:.E72])" office:value-type="string" office:string-value="[ « espece_id » =&gt; 6, « observation_id » =&gt; 5 ]," calcext:value-type="string">
            <text:p>[ « espece_id » =&gt; 6, « observation_id » =&gt; 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],</text:p>
          </table:table-cell>
          <table:table-cell table:formula="of:=COM.MICROSOFT.CONCAT([.A73:.E73])" office:value-type="string" office:string-value="[ « espece_id » =&gt; 6, « observation_id » =&gt; 6 ]," calcext:value-type="string">
            <text:p>[ « espece_id » =&gt; 6, « observation_id » =&gt; 6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],</text:p>
          </table:table-cell>
          <table:table-cell table:formula="of:=COM.MICROSOFT.CONCAT([.A74:.E74])" office:value-type="string" office:string-value="[ « espece_id » =&gt; 6, « observation_id » =&gt; 7 ]," calcext:value-type="string">
            <text:p>[ « espece_id » =&gt; 6, « observation_id » =&gt; 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],</text:p>
          </table:table-cell>
          <table:table-cell table:formula="of:=COM.MICROSOFT.CONCAT([.A75:.E75])" office:value-type="string" office:string-value="[ « espece_id » =&gt; 6, « observation_id » =&gt; 11 ]," calcext:value-type="string">
            <text:p>[ « espece_id » =&gt; 6, « observation_id » =&gt; 1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],</text:p>
          </table:table-cell>
          <table:table-cell table:formula="of:=COM.MICROSOFT.CONCAT([.A76:.E76])" office:value-type="string" office:string-value="[ « espece_id » =&gt; 6, « observation_id » =&gt; 12 ]," calcext:value-type="string">
            <text:p>[ « espece_id » =&gt; 6, « observation_id » =&gt; 1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],</text:p>
          </table:table-cell>
          <table:table-cell table:formula="of:=COM.MICROSOFT.CONCAT([.A77:.E77])" office:value-type="string" office:string-value="[ « espece_id » =&gt; 6, « observation_id » =&gt; 17 ]," calcext:value-type="string">
            <text:p>[ « espece_id » =&gt; 6, « observation_id » =&gt; 1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],</text:p>
          </table:table-cell>
          <table:table-cell table:formula="of:=COM.MICROSOFT.CONCAT([.A78:.E78])" office:value-type="string" office:string-value="[ « espece_id » =&gt; 6, « observation_id » =&gt; 20 ]," calcext:value-type="string">
            <text:p>[ « espece_id » =&gt; 6, « observation_id » =&gt; 2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],</text:p>
          </table:table-cell>
          <table:table-cell table:formula="of:=COM.MICROSOFT.CONCAT([.A79:.E79])" office:value-type="string" office:string-value="[ « espece_id » =&gt; 6, « observation_id » =&gt; 22 ]," calcext:value-type="string">
            <text:p>[ « espece_id » =&gt; 6, « observation_id » =&gt; 2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],</text:p>
          </table:table-cell>
          <table:table-cell table:formula="of:=COM.MICROSOFT.CONCAT([.A80:.E80])" office:value-type="string" office:string-value="[ « espece_id » =&gt; 6, « observation_id » =&gt; 23 ]," calcext:value-type="string">
            <text:p>[ « espece_id » =&gt; 6, « observation_id » =&gt; 2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/>],</text:p>
          </table:table-cell>
          <table:table-cell table:formula="of:=COM.MICROSOFT.CONCAT([.A81:.E81])" office:value-type="string" office:string-value="[ « espece_id » =&gt; 7, « observation_id » =&gt; 1 ]," calcext:value-type="string">
            <text:p>[ « espece_id » =&gt; 7, « observation_id » =&gt; 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,</text:p>
          </table:table-cell>
          <table:table-cell table:formula="of:=COM.MICROSOFT.CONCAT([.A82:.E82])" office:value-type="string" office:string-value="[ « espece_id » =&gt; 7, « observation_id » =&gt; 4 ]," calcext:value-type="string">
            <text:p>[ « espece_id » =&gt; 7, « observation_id » =&gt; 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],</text:p>
          </table:table-cell>
          <table:table-cell table:formula="of:=COM.MICROSOFT.CONCAT([.A83:.E83])" office:value-type="string" office:string-value="[ « espece_id » =&gt; 7, « observation_id » =&gt; 5 ]," calcext:value-type="string">
            <text:p>[ « espece_id » =&gt; 7, « observation_id » =&gt; 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],</text:p>
          </table:table-cell>
          <table:table-cell table:formula="of:=COM.MICROSOFT.CONCAT([.A84:.E84])" office:value-type="string" office:string-value="[ « espece_id » =&gt; 7, « observation_id » =&gt; 11 ]," calcext:value-type="string">
            <text:p>[ « espece_id » =&gt; 7, « observation_id » =&gt; 1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],</text:p>
          </table:table-cell>
          <table:table-cell table:formula="of:=COM.MICROSOFT.CONCAT([.A85:.E85])" office:value-type="string" office:string-value="[ « espece_id » =&gt; 7, « observation_id » =&gt; 12 ]," calcext:value-type="string">
            <text:p>[ « espece_id » =&gt; 7, « observation_id » =&gt; 1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],</text:p>
          </table:table-cell>
          <table:table-cell table:formula="of:=COM.MICROSOFT.CONCAT([.A86:.E86])" office:value-type="string" office:string-value="[ « espece_id » =&gt; 7, « observation_id » =&gt; 17 ]," calcext:value-type="string">
            <text:p>[ « espece_id » =&gt; 7, « observation_id » =&gt; 1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],</text:p>
          </table:table-cell>
          <table:table-cell table:formula="of:=COM.MICROSOFT.CONCAT([.A87:.E87])" office:value-type="string" office:string-value="[ « espece_id » =&gt; 7, « observation_id » =&gt; 21 ]," calcext:value-type="string">
            <text:p>[ « espece_id » =&gt; 7, « observation_id » =&gt; 2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],</text:p>
          </table:table-cell>
          <table:table-cell table:formula="of:=COM.MICROSOFT.CONCAT([.A88:.E88])" office:value-type="string" office:string-value="[ « espece_id » =&gt; 7, « observation_id » =&gt; 22 ]," calcext:value-type="string">
            <text:p>[ « espece_id » =&gt; 7, « observation_id » =&gt; 2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],</text:p>
          </table:table-cell>
          <table:table-cell table:formula="of:=COM.MICROSOFT.CONCAT([.A89:.E89])" office:value-type="string" office:string-value="[ « espece_id » =&gt; 7, « observation_id » =&gt; 23 ]," calcext:value-type="string">
            <text:p>[ « espece_id » =&gt; 7, « observation_id » =&gt; 2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],</text:p>
          </table:table-cell>
          <table:table-cell table:formula="of:=COM.MICROSOFT.CONCAT([.A90:.E90])" office:value-type="string" office:string-value="[ « espece_id » =&gt; 7, « observation_id » =&gt; 30 ]," calcext:value-type="string">
            <text:p>[ « espece_id » =&gt; 7, « observation_id » =&gt; 3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/>],</text:p>
          </table:table-cell>
          <table:table-cell table:formula="of:=COM.MICROSOFT.CONCAT([.A91:.E91])" office:value-type="string" office:string-value="[ « espece_id » =&gt; 8, « observation_id » =&gt; 1 ]," calcext:value-type="string">
            <text:p>[ « espece_id » =&gt; 8, « observation_id » =&gt; 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,</text:p>
          </table:table-cell>
          <table:table-cell table:formula="of:=COM.MICROSOFT.CONCAT([.A92:.E92])" office:value-type="string" office:string-value="[ « espece_id » =&gt; 8, « observation_id » =&gt; 4 ]," calcext:value-type="string">
            <text:p>[ « espece_id » =&gt; 8, « observation_id » =&gt; 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],</text:p>
          </table:table-cell>
          <table:table-cell table:formula="of:=COM.MICROSOFT.CONCAT([.A93:.E93])" office:value-type="string" office:string-value="[ « espece_id » =&gt; 8, « observation_id » =&gt; 5 ]," calcext:value-type="string">
            <text:p>[ « espece_id » =&gt; 8, « observation_id » =&gt; 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],</text:p>
          </table:table-cell>
          <table:table-cell table:formula="of:=COM.MICROSOFT.CONCAT([.A94:.E94])" office:value-type="string" office:string-value="[ « espece_id » =&gt; 8, « observation_id » =&gt; 11 ]," calcext:value-type="string">
            <text:p>[ « espece_id » =&gt; 8, « observation_id » =&gt; 1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],</text:p>
          </table:table-cell>
          <table:table-cell table:formula="of:=COM.MICROSOFT.CONCAT([.A95:.E95])" office:value-type="string" office:string-value="[ « espece_id » =&gt; 8, « observation_id » =&gt; 12 ]," calcext:value-type="string">
            <text:p>[ « espece_id » =&gt; 8, « observation_id » =&gt; 1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],</text:p>
          </table:table-cell>
          <table:table-cell table:formula="of:=COM.MICROSOFT.CONCAT([.A96:.E96])" office:value-type="string" office:string-value="[ « espece_id » =&gt; 8, « observation_id » =&gt; 17 ]," calcext:value-type="string">
            <text:p>[ « espece_id » =&gt; 8, « observation_id » =&gt; 1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],</text:p>
          </table:table-cell>
          <table:table-cell table:formula="of:=COM.MICROSOFT.CONCAT([.A97:.E97])" office:value-type="string" office:string-value="[ « espece_id » =&gt; 8, « observation_id » =&gt; 21 ]," calcext:value-type="string">
            <text:p>[ « espece_id » =&gt; 8, « observation_id » =&gt; 2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],</text:p>
          </table:table-cell>
          <table:table-cell table:formula="of:=COM.MICROSOFT.CONCAT([.A98:.E98])" office:value-type="string" office:string-value="[ « espece_id » =&gt; 8, « observation_id » =&gt; 22 ]," calcext:value-type="string">
            <text:p>[ « espece_id » =&gt; 8, « observation_id » =&gt; 2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],</text:p>
          </table:table-cell>
          <table:table-cell table:formula="of:=COM.MICROSOFT.CONCAT([.A99:.E99])" office:value-type="string" office:string-value="[ « espece_id » =&gt; 8, « observation_id » =&gt; 23 ]," calcext:value-type="string">
            <text:p>[ « espece_id » =&gt; 8, « observation_id » =&gt; 2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],</text:p>
          </table:table-cell>
          <table:table-cell table:formula="of:=COM.MICROSOFT.CONCAT([.A100:.E100])" office:value-type="string" office:string-value="[ « espece_id » =&gt; 8, « observation_id » =&gt; 30 ]," calcext:value-type="string">
            <text:p>[ « espece_id » =&gt; 8, « observation_id » =&gt; 30 ],</text:p>
          </table:table-cell>
        </table:table-row>
      </table:table>
      <table:table table:name="LAB_observations_2" table:style-name="ta1">
        <table:table-column table:style-name="co1" table:default-cell-style-name="ce7"/>
        <table:table-column table:style-name="co2" table:default-cell-style-name="Default"/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j‘ai des animaux qui maigriss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’ai des animaux qui ont une mauvaise la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'ai des animaux qui perdent leur lai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'ai des animaux qui ont un mauvais poi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'ai des animaux qui ont de la diarrhé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'ai des animaux qui meur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'ai des animaux qui touss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'ai des animaux qui mouche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'ai des animaux très anémié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'ai des animaux avec le signe de la bouteil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'ai fait un traitement avec un vermifuge et la situation ne s'est pas amélioré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 viens d'acheter un anim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 viens d'acheter un troupea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 rentre mon troupeau en bergeri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 rentre mon troupeau en bâtime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 rentre mon animal au bo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'est le début de l'hiv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 vais sortir mes animaux à l'herb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 pars en transhuman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 veux connaître la situation de mon troupea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 veux connaître la situation de mon anim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 veux connaître la situation d’un anim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 veux mettre en place une rotation de pâturag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 vis plutôt en zone sèch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 vis plutôt en climat méditerranée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s animaux ont accès à des pâturages humid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'ai régulièrement des foies saisis pour grande douv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'ai régulièrement des foies saisis pour petite douv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'ai observé des "grains de riz blancs" dans les crottes de mes animau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 animal se frotte régulièrement l'arrière-train aux arbres ou aux poteaux</text:p>
          </table:table-cell>
        </table:table-row>
        <table:table-row table:style-name="ro1">
          <table:table-cell table:style-name="ce8"/>
          <table:table-cell table:style-name="ce9"/>
        </table:table-row>
        <table:table-row table:style-name="ro1" table:number-rows-repeated="29">
          <table:table-cell table:number-columns-repeated="2"/>
        </table:table-row>
        <table:table-row table:style-name="ro1">
          <table:table-cell table:style-name="ce8"/>
          <table:table-cell table:style-name="ce9"/>
        </table:table-row>
        <table:table-row table:style-name="ro1" table:number-rows-repeated="29">
          <table:table-cell table:number-columns-repeated="2"/>
        </table:table-row>
        <table:table-row table:style-name="ro1">
          <table:table-cell table:style-name="ce8"/>
          <table:table-cell table:style-name="ce9"/>
        </table:table-row>
        <table:table-row table:style-name="ro1" table:number-rows-repeated="29">
          <table:table-cell table:number-columns-repeated="2"/>
        </table:table-row>
        <table:table-row table:style-name="ro1">
          <table:table-cell table:style-name="ce8"/>
          <table:table-cell table:style-name="ce9"/>
        </table:table-row>
        <table:table-row table:style-name="ro1" table:number-rows-repeated="29">
          <table:table-cell table:number-columns-repeated="2"/>
        </table:table-row>
        <table:table-row table:style-name="ro1">
          <table:table-cell table:style-name="ce8"/>
          <table:table-cell table:style-name="ce9"/>
        </table:table-row>
        <table:table-row table:style-name="ro1" table:number-rows-repeated="2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4" table:style-name="ta1">
        <table:table-column table:style-name="co3" table:default-cell-style-name="ce7"/>
        <table:table-column table:style-name="co11" table:default-cell-style-name="Default"/>
        <table:table-column table:style-name="co8" table:number-columns-repeated="30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1+[.DC1])*[.C1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1+[.D2])*[.D2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1+[.D3])*[.D3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1+[.D4])*[.D4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1+[.D5])*[.D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1+[.D6])*[.D6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1+[.D7])*[.D7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1+[.D8])*[.D8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1+[.D9])*[.D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1+[.D10])*[.D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1+[.D11])*[.D11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1+[.D12])*[.D12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1+[.D13])*[.D13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1+[.D14])*[.D14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1+[.D15])*[.D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1+[.D16])*[.D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E$1]-1+[.E2])*[.E2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E$1]-1+[.E3])*[.E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E$1]-1+[.E4])*[.E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E$1]-1+[.E5])*[.E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E$1]-1+[.E6])*[.E6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E$1]-1+[.E7])*[.E7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E$1]-1+[.E8])*[.E8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E$1]-1+[.E9])*[.E9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E$1]-1+[.E10])*[.E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E$1]-1+[.E11])*[.E11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E$1]-1+[.E12])*[.E12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E$1]-1+[.E13])*[.E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E$1]-1+[.E14])*[.E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E$1]-1+[.E15])*[.E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E$1]-1+[.E16])*[.E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F$1]-1+[.F2])*[.F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F$1]-1+[.F3])*[.F3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F$1]-1+[.F4])*[.F4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F$1]-1+[.F5])*[.F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F$1]-1+[.F6])*[.F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F$1]-1+[.F7])*[.F7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F$1]-1+[.F8])*[.F8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F$1]-1+[.F9])*[.F9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F$1]-1+[.F10])*[.F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F$1]-1+[.F11])*[.F11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F$1]-1+[.F12])*[.F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F$1]-1+[.F13])*[.F13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F$1]-1+[.F14])*[.F14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F$1]-1+[.F15])*[.F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F$1]-1+[.F16])*[.F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G$1]-1+[.G2])*[.G2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G$1]-1+[.G3])*[.G3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G$1]-1+[.G4])*[.G4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G$1]-1+[.G5])*[.G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G$1]-1+[.G6])*[.G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G$1]-1+[.G7])*[.G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G$1]-1+[.G8])*[.G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G$1]-1+[.G9])*[.G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G$1]-1+[.G10])*[.G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G$1]-1+[.G11])*[.G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G$1]-1+[.G12])*[.G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G$1]-1+[.G13])*[.G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G$1]-1+[.G14])*[.G14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G$1]-1+[.G15])*[.G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G$1]-1+[.G16])*[.G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H$1]-1+[.H2])*[.H2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H$1]-1+[.H3])*[.H3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H$1]-1+[.H4])*[.H4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H$1]-1+[.H5])*[.H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H$1]-1+[.H6])*[.H6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H$1]-1+[.H7])*[.H7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H$1]-1+[.H8])*[.H8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H$1]-1+[.H9])*[.H9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H$1]-1+[.H10])*[.H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H$1]-1+[.H11])*[.H11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H$1]-1+[.H12])*[.H12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H$1]-1+[.H13])*[.H13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H$1]-1+[.H14])*[.H14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H$1]-1+[.H15])*[.H15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H$1]-1+[.H16])*[.H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I$1]-1+[.I2])*[.I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I$1]-1+[.I3])*[.I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I$1]-1+[.I4])*[.I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I$1]-1+[.I5])*[.I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I$1]-1+[.I6])*[.I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I$1]-1+[.I7])*[.I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I$1]-1+[.I8])*[.I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I$1]-1+[.I9])*[.I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I$1]-1+[.I10])*[.I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I$1]-1+[.I11])*[.I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I$1]-1+[.I12])*[.I12]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I$1]-1+[.I13])*[.I13]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I$1]-1+[.I14])*[.I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I$1]-1+[.I15])*[.I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I$1]-1+[.I16])*[.I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J$1]-1+[.J2])*[.J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J$1]-1+[.J3])*[.J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J$1]-1+[.J4])*[.J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J$1]-1+[.J5])*[.J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J$1]-1+[.J6])*[.J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J$1]-1+[.J7])*[.J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J$1]-1+[.J8])*[.J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J$1]-1+[.J9])*[.J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J$1]-1+[.J10])*[.J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J$1]-1+[.J11])*[.J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J$1]-1+[.J12])*[.J12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J$1]-1+[.J13])*[.J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J$1]-1+[.J14])*[.J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J$1]-1+[.J15])*[.J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J$1]-1+[.J16])*[.J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K$1]-1+[.K2])*[.K2]"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K$1]-1+[.K3])*[.K3]"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K$1]-1+[.K4])*[.K4]"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K$1]-1+[.K5])*[.K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K$1]-1+[.K6])*[.K6]"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K$1]-1+[.K7])*[.K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K$1]-1+[.K8])*[.K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K$1]-1+[.K9])*[.K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K$1]-1+[.K10])*[.K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K$1]-1+[.K11])*[.K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K$1]-1+[.K12])*[.K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K$1]-1+[.K13])*[.K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K$1]-1+[.K14])*[.K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K$1]-1+[.K15])*[.K15]"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K$1]-1+[.K16])*[.K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L$1]-1+[.L2])*[.L2]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L$1]-1+[.L3])*[.L3]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L$1]-1+[.L4])*[.L4]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L$1]-1+[.L5])*[.L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L$1]-1+[.L6])*[.L6]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L$1]-1+[.L7])*[.L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L$1]-1+[.L8])*[.L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L$1]-1+[.L9])*[.L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L$1]-1+[.L10])*[.L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L$1]-1+[.L11])*[.L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L$1]-1+[.L12])*[.L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L$1]-1+[.L13])*[.L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L$1]-1+[.L14])*[.L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L$1]-1+[.L15])*[.L15]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L$1]-1+[.L16])*[.L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M$1]-1+[.M2])*[.M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M$1]-1+[.M3])*[.M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M$1]-1+[.M4])*[.M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M$1]-1+[.M5])*[.M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M$1]-1+[.M6])*[.M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M$1]-1+[.M7])*[.M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M$1]-1+[.M8])*[.M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M$1]-1+[.M9])*[.M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M$1]-1+[.M10])*[.M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M$1]-1+[.M11])*[.M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M$1]-1+[.M12])*[.M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M$1]-1+[.M13])*[.M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M$1]-1+[.M14])*[.M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M$1]-1+[.M15])*[.M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M$1]-1+[.M16])*[.M16]" office:value-type="float" office:value="11" calcext:value-type="float">
            <text:p>11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N$1]-1+[.N2])*[.N2]"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N$1]-1+[.N3])*[.N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N$1]-1+[.N4])*[.N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N$1]-1+[.N5])*[.N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N$1]-1+[.N6])*[.N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N$1]-1+[.N7])*[.N7]"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N$1]-1+[.N8])*[.N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N$1]-1+[.N9])*[.N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N$1]-1+[.N10])*[.N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N$1]-1+[.N11])*[.N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N$1]-1+[.N12])*[.N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N$1]-1+[.N13])*[.N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N$1]-1+[.N14])*[.N14]"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N$1]-1+[.N15])*[.N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N$1]-1+[.N16])*[.N16]"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O$1]-1+[.O2])*[.O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O$1]-1+[.O3])*[.O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O$1]-1+[.O4])*[.O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O$1]-1+[.O5])*[.O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O$1]-1+[.O6])*[.O6]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O$1]-1+[.O7])*[.O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O$1]-1+[.O8])*[.O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O$1]-1+[.O9])*[.O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O$1]-1+[.O10])*[.O10]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O$1]-1+[.O11])*[.O11]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O$1]-1+[.O12])*[.O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O$1]-1+[.O13])*[.O13]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O$1]-1+[.O14])*[.O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O$1]-1+[.O15])*[.O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O$1]-1+[.O16])*[.O16]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P$1]-1+[.P2])*[.P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P$1]-1+[.P3])*[.P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P$1]-1+[.P4])*[.P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P$1]-1+[.P5])*[.P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P$1]-1+[.P6])*[.P6]" office:value-type="float" office:value="14" calcext:value-type="float">
            <text:p>14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P$1]-1+[.P7])*[.P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P$1]-1+[.P8])*[.P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P$1]-1+[.P9])*[.P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P$1]-1+[.P10])*[.P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P$1]-1+[.P11])*[.P11]" office:value-type="float" office:value="14" calcext:value-type="float">
            <text:p>14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P$1]-1+[.P12])*[.P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P$1]-1+[.P13])*[.P13]" office:value-type="float" office:value="14" calcext:value-type="float">
            <text:p>14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P$1]-1+[.P14])*[.P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P$1]-1+[.P15])*[.P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P$1]-1+[.P16])*[.P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Q$1]-1+[.Q2])*[.Q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Q$1]-1+[.Q3])*[.Q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Q$1]-1+[.Q4])*[.Q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Q$1]-1+[.Q5])*[.Q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Q$1]-1+[.Q6])*[.Q6]"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Q$1]-1+[.Q7])*[.Q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Q$1]-1+[.Q8])*[.Q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Q$1]-1+[.Q9])*[.Q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Q$1]-1+[.Q10])*[.Q10]"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Q$1]-1+[.Q11])*[.Q11]"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Q$1]-1+[.Q12])*[.Q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Q$1]-1+[.Q13])*[.Q13]"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Q$1]-1+[.Q14])*[.Q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Q$1]-1+[.Q15])*[.Q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Q$1]-1+[.Q16])*[.Q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R$1]-1+[.R2])*[.R2]" office:value-type="float" office:value="16" calcext:value-type="float">
            <text:p>16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R$1]-1+[.R3])*[.R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R$1]-1+[.R4])*[.R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R$1]-1+[.R5])*[.R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R$1]-1+[.R6])*[.R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R$1]-1+[.R7])*[.R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R$1]-1+[.R8])*[.R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R$1]-1+[.R9])*[.R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R$1]-1+[.R10])*[.R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R$1]-1+[.R11])*[.R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R$1]-1+[.R12])*[.R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R$1]-1+[.R13])*[.R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R$1]-1+[.R14])*[.R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R$1]-1+[.R15])*[.R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R$1]-1+[.R16])*[.R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S$1]-1+[.S2])*[.S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S$1]-1+[.S3])*[.S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S$1]-1+[.S4])*[.S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S$1]-1+[.S5])*[.S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S$1]-1+[.S6])*[.S6]"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S$1]-1+[.S7])*[.S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S$1]-1+[.S8])*[.S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S$1]-1+[.S9])*[.S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S$1]-1+[.S10])*[.S10]"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S$1]-1+[.S11])*[.S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S$1]-1+[.S12])*[.S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S$1]-1+[.S13])*[.S13]"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S$1]-1+[.S14])*[.S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S$1]-1+[.S15])*[.S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S$1]-1+[.S16])*[.S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T$1]-1+[.T2])*[.T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T$1]-1+[.T3])*[.T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T$1]-1+[.T4])*[.T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T$1]-1+[.T5])*[.T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T$1]-1+[.T6])*[.T6]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T$1]-1+[.T7])*[.T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T$1]-1+[.T8])*[.T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T$1]-1+[.T9])*[.T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T$1]-1+[.T10])*[.T10]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T$1]-1+[.T11])*[.T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T$1]-1+[.T12])*[.T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T$1]-1+[.T13])*[.T13]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T$1]-1+[.T14])*[.T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T$1]-1+[.T15])*[.T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T$1]-1+[.T16])*[.T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U$1]-1+[.U2])*[.U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U$1]-1+[.U3])*[.U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U$1]-1+[.U4])*[.U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U$1]-1+[.U5])*[.U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U$1]-1+[.U6])*[.U6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U$1]-1+[.U7])*[.U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U$1]-1+[.U8])*[.U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U$1]-1+[.U9])*[.U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U$1]-1+[.U10])*[.U10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U$1]-1+[.U11])*[.U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U$1]-1+[.U12])*[.U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U$1]-1+[.U13])*[.U13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U$1]-1+[.U14])*[.U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U$1]-1+[.U15])*[.U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U$1]-1+[.U16])*[.U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V$1]-1+[.V2])*[.V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V$1]-1+[.V3])*[.V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V$1]-1+[.V4])*[.V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V$1]-1+[.V5])*[.V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V$1]-1+[.V6])*[.V6]" office:value-type="float" office:value="20" calcext:value-type="float">
            <text:p>2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V$1]-1+[.V7])*[.V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V$1]-1+[.V8])*[.V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V$1]-1+[.V9])*[.V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V$1]-1+[.V10])*[.V10]" office:value-type="float" office:value="20" calcext:value-type="float">
            <text:p>2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V$1]-1+[.V11])*[.V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V$1]-1+[.V12])*[.V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V$1]-1+[.V13])*[.V13]" office:value-type="float" office:value="20" calcext:value-type="float">
            <text:p>2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V$1]-1+[.V14])*[.V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V$1]-1+[.V15])*[.V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V$1]-1+[.V16])*[.V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W$1]-1+[.W2])*[.W2]"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W$1]-1+[.W3])*[.W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W$1]-1+[.W4])*[.W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W$1]-1+[.W5])*[.W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W$1]-1+[.W6])*[.W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W$1]-1+[.W7])*[.W7]"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W$1]-1+[.W8])*[.W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W$1]-1+[.W9])*[.W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W$1]-1+[.W10])*[.W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W$1]-1+[.W11])*[.W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W$1]-1+[.W12])*[.W12]"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W$1]-1+[.W13])*[.W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W$1]-1+[.W14])*[.W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W$1]-1+[.W15])*[.W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W$1]-1+[.W16])*[.W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X$1]-1+[.X2])*[.X2]"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X$1]-1+[.X3])*[.X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X$1]-1+[.X4])*[.X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X$1]-1+[.X5])*[.X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X$1]-1+[.X6])*[.X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X$1]-1+[.X7])*[.X7]"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X$1]-1+[.X8])*[.X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X$1]-1+[.X9])*[.X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X$1]-1+[.X10])*[.X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X$1]-1+[.X11])*[.X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X$1]-1+[.X12])*[.X12]"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X$1]-1+[.X13])*[.X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X$1]-1+[.X14])*[.X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X$1]-1+[.X15])*[.X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X$1]-1+[.X16])*[.X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Y$1]-1+[.Y2])*[.Y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Y$1]-1+[.Y3])*[.Y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Y$1]-1+[.Y4])*[.Y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Y$1]-1+[.Y5])*[.Y5]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Y$1]-1+[.Y6])*[.Y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Y$1]-1+[.Y7])*[.Y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Y$1]-1+[.Y8])*[.Y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Y$1]-1+[.Y9])*[.Y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Y$1]-1+[.Y10])*[.Y10]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Y$1]-1+[.Y11])*[.Y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Y$1]-1+[.Y12])*[.Y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Y$1]-1+[.Y13])*[.Y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Y$1]-1+[.Y14])*[.Y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Y$1]-1+[.Y15])*[.Y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Y$1]-1+[.Y16])*[.Y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Z$1]-1+[.Z2])*[.Z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Z$1]-1+[.Z3])*[.Z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Z$1]-1+[.Z4])*[.Z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Z$1]-1+[.Z5])*[.Z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Z$1]-1+[.Z6])*[.Z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Z$1]-1+[.Z7])*[.Z7]"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Z$1]-1+[.Z8])*[.Z8]"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Z$1]-1+[.Z9])*[.Z9]"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Z$1]-1+[.Z10])*[.Z10]"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Z$1]-1+[.Z11])*[.Z11]"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Z$1]-1+[.Z12])*[.Z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Z$1]-1+[.Z13])*[.Z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Z$1]-1+[.Z14])*[.Z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Z$1]-1+[.Z15])*[.Z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Z$1]-1+[.Z16])*[.Z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AA$1]-1+[.AA2])*[.AA2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AA$1]-1+[.AA3])*[.AA3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AA$1]-1+[.AA4])*[.AA4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AA$1]-1+[.AA5])*[.AA5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AA$1]-1+[.AA6])*[.AA6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AA$1]-1+[.AA7])*[.AA7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AA$1]-1+[.AA8])*[.AA8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AA$1]-1+[.AA9])*[.AA9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AA$1]-1+[.AA10])*[.AA10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AA$1]-1+[.AA11])*[.AA11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AA$1]-1+[.AA12])*[.AA12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AA$1]-1+[.AA13])*[.AA13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AA$1]-1+[.AA14])*[.AA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AA$1]-1+[.AA15])*[.AA15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AA$1]-1+[.AA16])*[.AA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AB$1]-1+[.AB2])*[.AB2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AB$1]-1+[.AB3])*[.AB3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AB$1]-1+[.AB4])*[.AB4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AB$1]-1+[.AB5])*[.AB5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AB$1]-1+[.AB6])*[.AB6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AB$1]-1+[.AB7])*[.AB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AB$1]-1+[.AB8])*[.AB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AB$1]-1+[.AB9])*[.AB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AB$1]-1+[.AB10])*[.AB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AB$1]-1+[.AB11])*[.AB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AB$1]-1+[.AB12])*[.AB12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AB$1]-1+[.AB13])*[.AB13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AB$1]-1+[.AB14])*[.AB14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AB$1]-1+[.AB15])*[.AB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AB$1]-1+[.AB16])*[.AB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AC$1]-1+[.AC2])*[.AC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AC$1]-1+[.AC3])*[.AC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AC$1]-1+[.AC4])*[.AC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AC$1]-1+[.AC5])*[.AC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AC$1]-1+[.AC6])*[.AC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AC$1]-1+[.AC7])*[.AC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AC$1]-1+[.AC8])*[.AC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AC$1]-1+[.AC9])*[.AC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AC$1]-1+[.AC10])*[.AC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AC$1]-1+[.AC11])*[.AC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AC$1]-1+[.AC12])*[.AC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AC$1]-1+[.AC13])*[.AC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AC$1]-1+[.AC14])*[.AC14]" office:value-type="float" office:value="27" calcext:value-type="float">
            <text:p>27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AC$1]-1+[.AC15])*[.AC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AC$1]-1+[.AC16])*[.AC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AD$1]-1+[.AD2])*[.AD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AD$1]-1+[.AD3])*[.AD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AD$1]-1+[.AD4])*[.AD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AD$1]-1+[.AD5])*[.AD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AD$1]-1+[.AD6])*[.AD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AD$1]-1+[.AD7])*[.AD7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AD$1]-1+[.AD8])*[.AD8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AD$1]-1+[.AD9])*[.AD9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AD$1]-1+[.AD10])*[.AD1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AD$1]-1+[.AD11])*[.AD1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AD$1]-1+[.AD12])*[.AD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AD$1]-1+[.AD13])*[.AD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AD$1]-1+[.AD14])*[.AD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AD$1]-1+[.AD15])*[.AD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AD$1]-1+[.AD16])*[.AD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AE$1]-1+[.AE2])*[.AE2]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AE$1]-1+[.AE3])*[.AE3]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AE$1]-1+[.AE4])*[.AE4]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AE$1]-1+[.AE5])*[.AE5]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AE$1]-1+[.AE6])*[.AE6]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AE$1]-1+[.AE7])*[.AE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AE$1]-1+[.AE8])*[.AE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AE$1]-1+[.AE9])*[.AE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AE$1]-1+[.AE10])*[.AE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AE$1]-1+[.AE11])*[.AE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AE$1]-1+[.AE12])*[.AE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AE$1]-1+[.AE13])*[.AE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AE$1]-1+[.AE14])*[.AE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AE$1]-1+[.AE15])*[.AE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AE$1]-1+[.AE16])*[.AE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Parasites gastro-intestinaux - Analyse individuelle (1 animal)</text:p>
          </table:table-cell>
          <table:table-cell table:formula="of:=([.AF$1]-1+[.AF2])*[.AF2]"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AF$1]-1+[.AF3])*[.AF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AF$1]-1+[.AF4])*[.AF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AF$1]-1+[.AF5])*[.AF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AF$1]-1+[.AF6])*[.AF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AF$1]-1+[.AF7])*[.AF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AF$1]-1+[.AF8])*[.AF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AF$1]-1+[.AF9])*[.AF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AF$1]-1+[.AF10])*[.AF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AF$1]-1+[.AF11])*[.AF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AF$1]-1+[.AF12])*[.AF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AF$1]-1+[.AF13])*[.AF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AF$1]-1+[.AF14])*[.AF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AF$1]-1+[.AF15])*[.AF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AF$1]-1+[.AF16])*[.AF16]" office:value-type="float" office:value="0" calcext:value-type="float">
            <text:p>0</text:p>
          </table:table-cell>
          <table:table-cell table:number-columns-repeated="29"/>
        </table:table-row>
      </table:table>
      <table:table table:name="Feuille4_2" table:style-name="ta1">
        <table:table-column table:style-name="co9" table:default-cell-style-name="Default"/>
        <table:table-column table:style-name="co9" table:default-cell-style-name="ce7"/>
        <table:table-column table:style-name="co9" table:default-cell-style-name="ce8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27" table:default-cell-style-name="Default"/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2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7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7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2, ‘observation_id’ =&gt; 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1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1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1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2, ‘observation_id’ =&gt; 1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3, ‘observation_id’ =&gt; 1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1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1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1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3, ‘observation_id’ =&gt; 1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1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1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3, ‘observation_id’ =&gt; 1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1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1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1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1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1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7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17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7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1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1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2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2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2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2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2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2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2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2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2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2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2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4, ‘observation_id’ =&gt; 2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2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2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2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2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2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2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4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2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4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27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2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2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2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2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2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2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2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2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4, ‘observation_id’ =&gt; 2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2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30,],</text:p>
          </table:table-cell>
          <table:table-cell table:number-columns-repeated="27"/>
        </table:table-row>
      </table:table>
      <table:named-expressions/>
      <table:database-ranges>
        <table:database-range table:name="__Anonymous_Sheet_DB__1" table:target-range-address="Feuille2.A1:Feuille2.F100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Feuille4_2.B1:Feuille4_2.D15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08:50:47.296292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04T17:32:06.805172648</dc:date>
    <meta:editing-duration>PT9H22M55S</meta:editing-duration>
    <meta:editing-cycles>7</meta:editing-cycles>
    <meta:generator>LibreOffice/6.3.5.2$Linux_X86_64 LibreOffice_project/30$Build-2</meta:generator>
    <meta:document-statistic meta:table-count="5" meta:cell-count="4172" meta:object-count="0"/>
  </office:meta>
</office:document-meta>
</file>